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o2.getId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seClass.Bas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xinInheritanceTest.test_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ixinInheritanceTest.test_mixIn_extend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Class.BaseClass( int a , int b ,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ixinInheritanceTest.test_fiel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ixinInheritanceTest.test_mixIn_ext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o2.getName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